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D00000063F887067C.png" manifest:media-type="image/png"/>
  <manifest:file-entry manifest:full-path="Pictures/10000001000001CE000000EFF765F112.png" manifest:media-type="image/png"/>
  <manifest:file-entry manifest:full-path="Pictures/10000001000001EE0000009251508C8F.png" manifest:media-type="image/png"/>
  <manifest:file-entry manifest:full-path="Pictures/10000001000001D1000000957DA3DAE1.png" manifest:media-type="image/png"/>
  <manifest:file-entry manifest:full-path="Pictures/1000000100000170000000A1A2FEE683.png" manifest:media-type="image/png"/>
  <manifest:file-entry manifest:full-path="Pictures/10000001000001D70000006084A9904B.png" manifest:media-type="image/png"/>
  <manifest:file-entry manifest:full-path="Pictures/10000001000001FE00000056B63F686C.png" manifest:media-type="image/png"/>
  <manifest:file-entry manifest:full-path="Pictures/10000001000000800000005D0992D052.png" manifest:media-type="image/png"/>
  <manifest:file-entry manifest:full-path="Pictures/10000001000001C6000000AFDE539441.png" manifest:media-type="image/png"/>
  <manifest:file-entry manifest:full-path="Pictures/100000010000021000000087EC7F9318.png" manifest:media-type="image/png"/>
  <manifest:file-entry manifest:full-path="Pictures/1000000100000151000000DC4F9B3335.png" manifest:media-type="image/png"/>
  <manifest:file-entry manifest:full-path="Pictures/10000001000001CA0000004F18552C2F.png" manifest:media-type="image/png"/>
  <manifest:file-entry manifest:full-path="Pictures/10000001000001FD000000B10E989623.png" manifest:media-type="image/png"/>
  <manifest:file-entry manifest:full-path="Pictures/1000000100000205000000811D4269F8.png" manifest:media-type="image/png"/>
  <manifest:file-entry manifest:full-path="Pictures/1000000100000201000000624C422672.png" manifest:media-type="image/png"/>
  <manifest:file-entry manifest:full-path="Pictures/1000000100000141000000DF6129AE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Liberation Serif"/>
    </style:style>
    <style:style style:name="P3" style:family="paragraph"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.87cm" svg:x="1.001cm" svg:y="1.035cm">
          <draw:image xlink:href="Pictures/10000001000003ED00000063F887067C.png" xlink:type="simple" xlink:show="embed" xlink:actuate="onLoad" draw:mime-type="image/png">
            <text:p/>
          </draw:image>
        </draw:frame>
        <draw:frame draw:style-name="gr2" draw:text-style-name="P2" draw:layer="layout" svg:width="2.742cm" svg:height="0.954cm" svg:x="8.302cm" svg:y="3.538cm">
          <draw:text-box>
            <text:p><text:span text:style-name="T1">Query: 1</text:span></text:p>
          </draw:text-box>
        </draw:frame>
        <draw:frame draw:style-name="gr1" draw:text-style-name="P1" draw:layer="layout" svg:width="9.737cm" svg:height="4.259cm" svg:x="4.492cm" svg:y="4.81cm">
          <draw:image xlink:href="Pictures/1000000100000170000000A1A2FEE683.png" xlink:type="simple" xlink:show="embed" xlink:actuate="onLoad" draw:mime-type="image/png">
            <text:p/>
          </draw:image>
        </draw:frame>
        <draw:frame draw:style-name="gr2" draw:text-style-name="P2" draw:layer="layout" svg:width="2.742cm" svg:height="0.954cm" svg:x="8.302cm" svg:y="9.038cm">
          <draw:text-box>
            <text:p><text:span text:style-name="T1">Query: 2</text:span></text:p>
          </draw:text-box>
        </draw:frame>
        <draw:frame draw:style-name="gr1" draw:text-style-name="P1" draw:layer="layout" svg:width="12.303cm" svg:height="3.941cm" svg:x="4.175cm" svg:y="10.207cm">
          <draw:image xlink:href="Pictures/10000001000001D1000000957DA3DAE1.png" xlink:type="simple" xlink:show="embed" xlink:actuate="onLoad" draw:mime-type="image/png">
            <text:p/>
          </draw:image>
        </draw:frame>
        <draw:frame draw:style-name="gr2" draw:text-style-name="P2" draw:layer="layout" svg:width="2.742cm" svg:height="0.954cm" svg:x="8.302cm" svg:y="14.238cm">
          <draw:text-box>
            <text:p><text:span text:style-name="T1">Query: 3</text:span></text:p>
          </draw:text-box>
        </draw:frame>
        <draw:frame draw:style-name="gr1" draw:text-style-name="P1" draw:layer="layout" svg:width="13.494cm" svg:height="2.274cm" svg:x="3.857cm" svg:y="15.553cm">
          <draw:image xlink:href="Pictures/10000001000001FE00000056B63F686C.png" xlink:type="simple" xlink:show="embed" xlink:actuate="onLoad" draw:mime-type="image/png">
            <text:p/>
          </draw:image>
        </draw:frame>
        <draw:frame draw:style-name="gr2" draw:text-style-name="P2" draw:layer="layout" svg:width="2.742cm" svg:height="0.954cm" svg:x="8.302cm" svg:y="18.038cm">
          <draw:text-box>
            <text:p><text:span text:style-name="T1">Query: 4</text:span></text:p>
          </draw:text-box>
        </draw:frame>
        <draw:frame draw:style-name="gr1" draw:text-style-name="P1" draw:layer="layout" svg:width="12.012cm" svg:height="4.629cm" svg:x="4.175cm" svg:y="19.231cm">
          <draw:image xlink:href="Pictures/10000001000001C6000000AFDE539441.png" xlink:type="simple" xlink:show="embed" xlink:actuate="onLoad" draw:mime-type="image/png">
            <text:p/>
          </draw:image>
        </draw:frame>
        <draw:frame draw:style-name="gr2" draw:text-style-name="P2" draw:layer="layout" svg:width="2.742cm" svg:height="0.954cm" svg:x="8.302cm" svg:y="23.438cm">
          <draw:text-box>
            <text:p><text:span text:style-name="T1">Query: 5</text:span></text:p>
          </draw:text-box>
        </draw:frame>
        <draw:frame draw:style-name="gr1" draw:text-style-name="P1" draw:layer="layout" svg:width="13.97cm" svg:height="3.571cm" svg:x="3.54cm" svg:y="24.416cm">
          <draw:image xlink:href="Pictures/100000010000021000000087EC7F9318.png" xlink:type="simple" xlink:show="embed" xlink:actuate="onLoad" draw:mime-type="image/png">
            <text:p/>
          </draw:image>
        </draw:frame>
        <draw:frame draw:style-name="gr2" draw:text-style-name="P2" draw:layer="layout" svg:width="2.742cm" svg:height="0.954cm" svg:x="8.302cm" svg:y="27.838cm">
          <draw:text-box>
            <text:p><text:span text:style-name="T1">Query: 6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3.071cm" svg:height="3.862cm" svg:x="3.222cm" svg:y="0.63cm">
          <draw:image xlink:href="Pictures/10000001000001EE0000009251508C8F.png" xlink:type="simple" xlink:show="embed" xlink:actuate="onLoad" draw:mime-type="image/png">
            <text:p/>
          </draw:image>
        </draw:frame>
        <draw:frame draw:style-name="gr3" draw:text-style-name="P2" draw:layer="layout" svg:width="4.128cm" svg:height="0.954cm" svg:x="7.35cm" svg:y="4.491cm">
          <draw:text-box>
            <text:p text:style-name="P3"><text:span text:style-name="T1">Query: 7</text:span></text:p>
          </draw:text-box>
        </draw:frame>
        <draw:frame draw:style-name="gr1" draw:text-style-name="P1" draw:layer="layout" svg:width="12.224cm" svg:height="6.323cm" svg:x="3.54cm" svg:y="5.762cm">
          <draw:image xlink:href="Pictures/10000001000001CE000000EFF765F112.png" xlink:type="simple" xlink:show="embed" xlink:actuate="onLoad" draw:mime-type="image/png">
            <text:p/>
          </draw:image>
        </draw:frame>
        <draw:frame draw:style-name="gr3" draw:text-style-name="P2" draw:layer="layout" svg:width="4.128cm" svg:height="0.954cm" svg:x="7.35cm" svg:y="11.791cm">
          <draw:text-box>
            <text:p text:style-name="P3"><text:span text:style-name="T1">Query: 8</text:span></text:p>
          </draw:text-box>
        </draw:frame>
        <draw:frame draw:style-name="gr1" draw:text-style-name="P1" draw:layer="layout" svg:width="8.916cm" svg:height="5.82cm" svg:x="4.492cm" svg:y="12.747cm">
          <draw:image xlink:href="Pictures/1000000100000151000000DC4F9B3335.png" xlink:type="simple" xlink:show="embed" xlink:actuate="onLoad" draw:mime-type="image/png">
            <text:p/>
          </draw:image>
        </draw:frame>
        <draw:frame draw:style-name="gr3" draw:text-style-name="P2" draw:layer="layout" svg:width="4.128cm" svg:height="0.954cm" svg:x="7.35cm" svg:y="18.491cm">
          <draw:text-box>
            <text:p text:style-name="P3"><text:span text:style-name="T1">Query: 9</text:span></text:p>
          </draw:text-box>
        </draw:frame>
        <draw:frame draw:style-name="gr1" draw:text-style-name="P1" draw:layer="layout" svg:width="12.118cm" svg:height="2.089cm" svg:x="3.222cm" svg:y="19.548cm">
          <draw:image xlink:href="Pictures/10000001000001CA0000004F18552C2F.png" xlink:type="simple" xlink:show="embed" xlink:actuate="onLoad" draw:mime-type="image/png">
            <text:p/>
          </draw:image>
        </draw:frame>
        <draw:frame draw:style-name="gr3" draw:text-style-name="P2" draw:layer="layout" svg:width="4.128cm" svg:height="0.954cm" svg:x="7.349cm" svg:y="21.637cm">
          <draw:text-box>
            <text:p text:style-name="P3"><text:span text:style-name="T1">Query: 10</text:span></text:p>
          </draw:text-box>
        </draw:frame>
        <draw:frame draw:style-name="gr1" draw:text-style-name="P1" draw:layer="layout" svg:width="12.462cm" svg:height="2.539cm" svg:x="3.222cm" svg:y="22.907cm">
          <draw:image xlink:href="Pictures/10000001000001D70000006084A9904B.png" xlink:type="simple" xlink:show="embed" xlink:actuate="onLoad" draw:mime-type="image/png">
            <text:p/>
          </draw:image>
        </draw:frame>
        <draw:frame draw:style-name="gr3" draw:text-style-name="P2" draw:layer="layout" svg:width="4.128cm" svg:height="0.954cm" svg:x="7.349cm" svg:y="25.237cm">
          <draw:text-box>
            <text:p text:style-name="P3"><text:span text:style-name="T1">Query: 11</text:span></text:p>
          </draw:text-box>
        </draw:frame>
        <draw:frame draw:style-name="gr1" draw:text-style-name="P1" draw:layer="layout" svg:width="3.386cm" svg:height="2.459cm" svg:x="7.456cm" svg:y="26.241cm">
          <draw:image xlink:href="Pictures/10000001000000800000005D0992D052.png" xlink:type="simple" xlink:show="embed" xlink:actuate="onLoad" draw:mime-type="image/png">
            <text:p/>
          </draw:image>
        </draw:frame>
        <draw:frame draw:style-name="gr3" draw:text-style-name="P2" draw:layer="layout" svg:width="4.128cm" svg:height="0.954cm" svg:x="7.349cm" svg:y="28.037cm">
          <draw:text-box>
            <text:p text:style-name="P3"><text:span text:style-name="T1">Query: 12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3.468cm" svg:height="4.682cm" svg:x="3.407cm" svg:y="0.682cm">
          <draw:image xlink:href="Pictures/10000001000001FD000000B10E989623.png" xlink:type="simple" xlink:show="embed" xlink:actuate="onLoad" draw:mime-type="image/png">
            <text:p/>
          </draw:image>
        </draw:frame>
        <draw:frame draw:style-name="gr3" draw:text-style-name="P2" draw:layer="layout" svg:width="4.128cm" svg:height="0.954cm" svg:x="7.35cm" svg:y="5.443cm">
          <draw:text-box>
            <text:p text:style-name="P3"><text:span text:style-name="T1">Query: 13</text:span></text:p>
          </draw:text-box>
        </draw:frame>
        <draw:frame draw:style-name="gr1" draw:text-style-name="P1" draw:layer="layout" svg:width="13.679cm" svg:height="3.412cm" svg:x="3.196cm" svg:y="6.715cm">
          <draw:image xlink:href="Pictures/1000000100000205000000811D4269F8.png" xlink:type="simple" xlink:show="embed" xlink:actuate="onLoad" draw:mime-type="image/png">
            <text:p/>
          </draw:image>
        </draw:frame>
        <draw:frame draw:style-name="gr3" draw:text-style-name="P2" draw:layer="layout" svg:width="4.128cm" svg:height="0.954cm" svg:x="7.667cm" svg:y="10.523cm">
          <draw:text-box>
            <text:p text:style-name="P3"><text:span text:style-name="T1">Query: 14</text:span></text:p>
          </draw:text-box>
        </draw:frame>
        <draw:frame draw:style-name="gr1" draw:text-style-name="P1" draw:layer="layout" svg:width="13.574cm" svg:height="2.592cm" svg:x="3.618cm" svg:y="11.795cm">
          <draw:image xlink:href="Pictures/1000000100000201000000624C422672.png" xlink:type="simple" xlink:show="embed" xlink:actuate="onLoad" draw:mime-type="image/png">
            <text:p/>
          </draw:image>
        </draw:frame>
        <draw:frame draw:style-name="gr3" draw:text-style-name="P2" draw:layer="layout" svg:width="4.128cm" svg:height="0.954cm" svg:x="7.667cm" svg:y="14.223cm">
          <draw:text-box>
            <text:p text:style-name="P3"><text:span text:style-name="T1">Query: 15</text:span></text:p>
          </draw:text-box>
        </draw:frame>
        <draw:frame draw:style-name="gr1" draw:text-style-name="P1" draw:layer="layout" svg:width="8.493cm" svg:height="5.9cm" svg:x="6.08cm" svg:y="15.737cm">
          <draw:image xlink:href="Pictures/1000000100000141000000DF6129AE26.png" xlink:type="simple" xlink:show="embed" xlink:actuate="onLoad" draw:mime-type="image/png">
            <text:p/>
          </draw:image>
        </draw:frame>
        <draw:frame draw:style-name="gr3" draw:text-style-name="P2" draw:layer="layout" svg:width="4.128cm" svg:height="0.954cm" svg:x="7.667cm" svg:y="21.723cm">
          <draw:text-box>
            <text:p text:style-name="P3"><text:span text:style-name="T1">Query: 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8T06:08:26.427000000</meta:creation-date>
    <dc:date>2024-10-08T06:30:40.461000000</dc:date>
    <meta:editing-duration>PT1M51S</meta:editing-duration>
    <meta:editing-cycles>1</meta:editing-cycles>
    <meta:document-statistic meta:object-count="32"/>
    <meta:generator>LibreOffice/24.8.2.1$Windows_X86_64 LibreOffice_project/0f794b6e29741098670a3b95d60478a65d05ef13</meta:generator>
  </office:meta>
</office:document-meta>
</file>